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подготовки Ольги Иполитовой по приобретению знаний и навыков по тестированию <text:span text:style-name="T1">Usability.</text:span></text:p>
      <text:list xml:id="list4975698707868248057" text:style-name="L1">
        <text:list-item>
          <text:p text:style-name="P2">Изучение стандартов <text:span text:style-name="T1">ISO-9241 </text:span>части 11-19 и <text:span text:style-name="T1">ISO-16982:2002.</text:span></text:p>
        </text:list-item>
        <text:list-item>
          <text:p text:style-name="P3"><text:span text:style-name="T2">Изучение принципов </text:span><text:span text:style-name="T1">Usability </text:span><text:span text:style-name="T2">в дизайне согласно работ </text:span><text:span text:style-name="T1">Jacob Nelson, </text:span><text:span text:style-name="T2">(на моем столе у меня лежит нужная книга + хороший ресурс </text:span><text:a xlink:type="simple" xlink:href="http://www.nngroup.com/">http://www.nngroup.com/</text:a><text:a xlink:type="simple" xlink:href="http://www.nngroup.com/)б">)</text:a><text:span text:style-name="T2">, </text:span><text:span text:style-name="T3">Lund A. M.(Expert ratings of usability maxims. Ergonomics in Design, 5(3)).</text:span></text:p>
        </text:list-item>
        <text:list-item>
          <text:p text:style-name="P2">Изучение методов оценки <text:span text:style-name="T1">Usability </text:span>дизайна приложения. Так как таких методов очень много, то стоит остановиться на 1-2-х, которые не потребуют дорогостоящих экспериментов.</text:p>
        </text:list-item>
        <text:list-item>
          <text:p text:style-name="P2">Так как результатом применения выбранных методов будут определенные метрики, то выработать систему обработки полученных результатов оценки.</text:p>
        </text:list-item>
        <text:list-item>
          <text:p text:style-name="P2">Вывод набора основных принципов, которым должен будет следовать тестировщик при <text:span text:style-name="T1">Usability </text:span>тестировании приложений<text:span text:style-name="T1">.</text:span></text:p>
        </text:list-item>
        <text:list-item>
          <text:p text:style-name="P2">Провести <text:span text:style-name="T1">usability </text:span>тестирование 1-2 активных проектов компании, с использованием выбранных методов тестирования и оцен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14:21:33.73</meta:creation-date>
    <meta:document-statistic meta:table-count="0" meta:image-count="0" meta:object-count="0" meta:page-count="1" meta:paragraph-count="7" meta:word-count="122" meta:character-count="933"/>
    <dc:date>2013-02-10T17:01:49.46</dc:date>
    <meta:editing-duration>PT7M29S</meta:editing-duration>
    <meta:editing-cycles>1</meta:editing-cycles>
    <meta:generator>OpenOffice.org/3.4$Win32 OpenOffice.org_project/340m1$Build-9590</meta:generator>
  </office:meta>
</office:document-meta>
</file>